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G53">
        <table:table-column table:style-name="co1" table:default-cell-style-name="ce3"/>
        <table:table-column table:style-name="co2" table:number-columns-repeated="3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>
            <text:p>mysql-ruby18</text:p>
          </table:table-cell>
          <table:table-cell table:style-name="ce1" office:value-type="string">
            <text:p>mongo-ruby18</text:p>
          </table:table-cell>
          <table:table-cell table:style-name="ce1" office:value-type="string">
            <text:p>mongo-php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1000">
            <text:p>1 000</text:p>
          </table:table-cell>
          <table:table-cell table:style-name="ce4" office:value-type="float" office:value="0.186027">
            <text:p>0,1860</text:p>
          </table:table-cell>
          <table:table-cell table:style-name="ce4" office:value-type="float" office:value="0.37835">
            <text:p>0,3784</text:p>
          </table:table-cell>
          <table:table-cell table:style-name="ce4" office:value-type="float" office:value="0.0743088722229">
            <text:p>0,0743</text:p>
          </table:table-cell>
          <table:table-cell table:number-columns-repeated="1020"/>
        </table:table-row>
        <table:table-row table:style-name="ro1">
          <table:table-cell table:style-name="ce2" office:value-type="float" office:value="10000">
            <text:p>10 000</text:p>
          </table:table-cell>
          <table:table-cell table:style-name="ce4" office:value-type="float" office:value="1.803216">
            <text:p>1,8032</text:p>
          </table:table-cell>
          <table:table-cell table:style-name="ce4" office:value-type="float" office:value="3.897259">
            <text:p>3,8973</text:p>
          </table:table-cell>
          <table:table-cell table:style-name="ce4" office:value-type="float" office:value="1.98061203957">
            <text:p>1,9806</text:p>
          </table:table-cell>
          <table:table-cell table:number-columns-repeated="1020"/>
        </table:table-row>
        <table:table-row table:style-name="ro1">
          <table:table-cell table:style-name="ce2" office:value-type="float" office:value="100000">
            <text:p>100 000</text:p>
          </table:table-cell>
          <table:table-cell table:style-name="ce4" office:value-type="float" office:value="16.991686">
            <text:p>16,9917</text:p>
          </table:table-cell>
          <table:table-cell table:style-name="ce4" office:value-type="float" office:value="38.10584">
            <text:p>38,1058</text:p>
          </table:table-cell>
          <table:table-cell table:style-name="ce4" office:value-type="float" office:value="5.36178302765">
            <text:p>5,3618</text:p>
          </table:table-cell>
          <table:table-cell table:number-columns-repeated="1020"/>
        </table:table-row>
        <table:table-row table:style-name="ro1">
          <table:table-cell table:style-name="ce2" office:value-type="float" office:value="500000">
            <text:p>500 000</text:p>
          </table:table-cell>
          <table:table-cell table:style-name="ce4" office:value-type="float" office:value="85.015988">
            <text:p>85,0160</text:p>
          </table:table-cell>
          <table:table-cell table:style-name="ce4" office:value-type="float" office:value="194.462651">
            <text:p>194,4627</text:p>
          </table:table-cell>
          <table:table-cell table:style-name="ce4" office:value-type="float" office:value="31.6020650864">
            <text:p>31,6021</text:p>
          </table:table-cell>
          <table:table-cell table:number-columns-repeated="1020"/>
        </table:table-row>
        <table:table-row table:style-name="ro1">
          <table:table-cell table:style-name="ce2" office:value-type="float" office:value="1000000">
            <text:p>1 000 000</text:p>
          </table:table-cell>
          <table:table-cell table:style-name="ce4" office:value-type="float" office:value="177.314178">
            <text:p>177,3142</text:p>
          </table:table-cell>
          <table:table-cell table:style-name="ce4" office:value-type="float" office:value="405.384771">
            <text:p>405,3848</text:p>
          </table:table-cell>
          <table:table-cell table:style-name="ce4" office:value-type="float" office:value="68.4886980057">
            <text:p>68,4887</text:p>
          </table:table-cell>
          <table:table-cell table:number-columns-repeated="1020"/>
        </table:table-row>
        <table:table-row table:style-name="ro1">
          <table:table-cell>
            <draw:frame table:end-cell-address="Sheet1.D53" table:end-x="4.516cm" table:end-y="0.316cm" draw:z-index="0" draw:style-name="gr1" svg:width="15.894cm" svg:height="20.99cm" svg:x="0cm" svg:y="0.02cm">
  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.11.2009</text:date>, <text:time>02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9T00:38:30</meta:creation-date>
    <dc:date>2009-11-09T02:37:40</dc:date>
    <meta:editing-duration>PT01H59M12S</meta:editing-duration>
    <meta:editing-cycles>5</meta:editing-cycles>
    <meta:generator>OpenOffice.org/3.1$Linux OpenOffice.org_project/310m19$Build-9420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895cm" svg:height="20.991cm" chart:class="chart:line" chart:style-name="ch1">
        <chart:title svg:x="6.253cm" svg:y="0.42cm" chart:style-name="ch2">
          <text:p>Mongo vs MySQL</text:p>
        </chart:title>
        <chart:legend chart:legend-position="end" svg:x="13.076cm" svg:y="9.838cm" chart:style-name="ch3"/>
        <chart:plot-area chart:style-name="ch4" table:cell-range-address="Sheet1.A1:Sheet1.D6" chart:data-source-has-labels="both" svg:x="0.433cm" svg:y="1.342cm" svg:width="12.327cm" svg:height="18.593cm">
          <chart:axis chart:dimension="x" chart:name="primary-x" chart:style-name="ch5">
            <chart:title svg:x="6.379cm" svg:y="19.782cm" chart:style-name="ch6">
              <text:p>inserts</text:p>
            </chart:title>
            <chart:categories table:cell-range-address="Sheet1.A2:Sheet1.A6"/>
            <chart:grid chart:style-name="ch7" chart:class="major"/>
          </chart:axis>
          <chart:axis chart:dimension="y" chart:name="primary-y" chart:style-name="ch8">
            <chart:title svg:x="0.318cm" svg:y="10.948cm" chart:style-name="ch9">
              <text:p>duration</text:p>
            </chart:title>
            <chart:grid chart:style-name="ch7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ysql-ruby18</text:p>
              </table:table-cell>
              <table:table-cell office:value-type="string">
                <text:p text:id="Sheet1.C1:Sheet1.C1">mongo-ruby18</text:p>
              </table:table-cell>
              <table:table-cell office:value-type="string">
                <text:p text:id="Sheet1.D1:Sheet1.D1">mongo-php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1 000</text:p>
              </table:table-cell>
              <table:table-cell office:value-type="float" office:value="0.186027">
                <text:p text:id="Sheet1.B2:Sheet1.B6">0.186027</text:p>
              </table:table-cell>
              <table:table-cell office:value-type="float" office:value="0.37835">
                <text:p text:id="Sheet1.C2:Sheet1.C6">0.37835</text:p>
              </table:table-cell>
              <table:table-cell office:value-type="float" office:value="0.0743088722229">
                <text:p text:id="Sheet1.D2:Sheet1.D6">0.0743088722229</text:p>
              </table:table-cell>
            </table:table-row>
            <table:table-row>
              <table:table-cell office:value-type="string">
                <text:p>10 000</text:p>
              </table:table-cell>
              <table:table-cell office:value-type="float" office:value="1.803216">
                <text:p>1.803216</text:p>
              </table:table-cell>
              <table:table-cell office:value-type="float" office:value="3.897259">
                <text:p>3.897259</text:p>
              </table:table-cell>
              <table:table-cell office:value-type="float" office:value="1.98061203957">
                <text:p>1.98061203957</text:p>
              </table:table-cell>
            </table:table-row>
            <table:table-row>
              <table:table-cell office:value-type="string">
                <text:p>100 000</text:p>
              </table:table-cell>
              <table:table-cell office:value-type="float" office:value="16.991686">
                <text:p>16.991686</text:p>
              </table:table-cell>
              <table:table-cell office:value-type="float" office:value="38.10584">
                <text:p>38.10584</text:p>
              </table:table-cell>
              <table:table-cell office:value-type="float" office:value="5.36178302765">
                <text:p>5.36178302765</text:p>
              </table:table-cell>
            </table:table-row>
            <table:table-row>
              <table:table-cell office:value-type="string">
                <text:p>500 000</text:p>
              </table:table-cell>
              <table:table-cell office:value-type="float" office:value="85.015988">
                <text:p>85.015988</text:p>
              </table:table-cell>
              <table:table-cell office:value-type="float" office:value="194.462651">
                <text:p>194.462651</text:p>
              </table:table-cell>
              <table:table-cell office:value-type="float" office:value="31.6020650864">
                <text:p>31.6020650864</text:p>
              </table:table-cell>
            </table:table-row>
            <table:table-row>
              <table:table-cell office:value-type="string">
                <text:p>1 000 000</text:p>
              </table:table-cell>
              <table:table-cell office:value-type="float" office:value="177.314178">
                <text:p>177.314178</text:p>
              </table:table-cell>
              <table:table-cell office:value-type="float" office:value="405.384771">
                <text:p>405.384771</text:p>
              </table:table-cell>
              <table:table-cell office:value-type="float" office:value="68.4886980057">
                <text:p>68.4886980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